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1016" table:default-cell-style-name="ce6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5"/>
          <table:covered-table-cell table:style-name="ce2"/>
          <table:covered-table-cell table:style-name="ce5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5"/>
          <table:covered-table-cell table:style-name="ce4"/>
          <table:table-cell table:style-name="ce5" office:value-type="string">
            <text:p><text:a xlink:href="python://col[2]['ct']" xlink:type="simple">ct</text:a></text:p>
          </table:table-cell>
          <table:covered-table-cell table:style-name="ce5"/>
          <table:table-cell table:style-name="ce5"/>
          <table:table-cell table:style-name="ce5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5"/>
          <table:table-cell table:style-name="ce4"/>
          <table:covered-table-cell table:style-name="ce5"/>
          <table:table-cell table:style-name="ce5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a xlink:href="python://get_ngay(ho['tp_lmlm_id'])[0]" xlink:type="simple">ngay</text:a></text:p>
          </table:table-cell>
          <table:table-cell table:style-name="ce5" office:value-type="string">
            <text:p>Tổng đàn</text:p>
          </table:table-cell>
          <table:covered-table-cell table:style-name="ce5"/>
          <table:table-cell table:style-name="ce5" office:value-type="string">
            <text:p><text:a xlink:href="python://get_cell_tongdan(ho['id'],%20col[2]['ct'])" xlink:type="simple">get_cell_tongdan</text:a></text:p>
          </table:table-cell>
          <table:covered-table-cell table:style-name="ce5"/>
          <table:table-cell table:style-name="ce5" office:value-type="string" table:number-columns-spanned="1" table:number-rows-spanned="4">
            <text:p>Tên: <text:a xlink:href="python://get_ngay(ho['tp_lmlm_id'])[1]" xlink:type="simple">ten</text:a></text:p>
            <text:p>Số lô: <text:a xlink:href="python://get_ngay(ho['tp_lmlm_id'])[2]" xlink:type="simple">so_lo</text:a></text:p>
            <text:p>HSD: <text:a xlink:href="python://get_ngay(ho['tp_lmlm_id'])[3]" xlink:type="simple">HSD</text:a></text:p>
          </table:table-cell>
          <table:table-cell table:style-name="ce5"/>
          <table:table-cell table:style-name="ce3"/>
          <table:table-cell table:number-columns-repeated="1016"/>
        </table:table-row>
        <table:table-row table:style-name="ro4">
          <table:covered-table-cell table:style-name="ce4"/>
          <table:table-cell table:style-name="ce5" office:value-type="string">
            <text:p>Ngoại diện</text:p>
          </table:table-cell>
          <table:covered-table-cell table:style-name="ce5"/>
          <table:table-cell table:style-name="ce5" office:value-type="string">
            <text:p><text:a xlink:href="python://get_cell_ngoaidien(ho['id'],%20col[2]['ct'])" xlink:type="simple">get_cell_ngoaidien</text:a></text:p>
          </table:table-cell>
          <table:covered-table-cell table:number-columns-repeated="2" table:style-name="ce5"/>
          <table:table-cell table:style-name="ce5"/>
          <table:table-cell table:style-name="ce3"/>
          <table:table-cell table:number-columns-repeated="1016"/>
        </table:table-row>
        <table:table-row table:style-name="ro4">
          <table:covered-table-cell table:style-name="ce4"/>
          <table:table-cell table:style-name="ce5" office:value-type="string">
            <text:p>TP còn MD </text:p>
          </table:table-cell>
          <table:covered-table-cell table:style-name="ce5"/>
          <table:table-cell table:style-name="ce5" office:value-type="string">
            <text:p><text:a xlink:href="python://get_cell_miendich(ho['id'],%20col[2]['ct'])" xlink:type="simple">get_cell_miendich</text:a></text:p>
          </table:table-cell>
          <table:covered-table-cell table:number-columns-repeated="2" table:style-name="ce5"/>
          <table:table-cell table:style-name="ce5"/>
          <table:table-cell table:style-name="ce3"/>
          <table:table-cell table:number-columns-repeated="1016"/>
        </table:table-row>
        <table:table-row table:style-name="ro4">
          <table:covered-table-cell table:style-name="ce4"/>
          <table:table-cell table:style-name="ce5" office:value-type="string">
            <text:p>Tiêm phòng</text:p>
          </table:table-cell>
          <table:covered-table-cell table:style-name="ce5"/>
          <table:table-cell table:style-name="ce5" office:value-type="string">
            <text:p><text:a xlink:href="python://get_cell_thuctiem(ho['id'],%20col[2]['ct'])" xlink:type="simple">get_cell_thuctiem</text:a></text:p>
          </table:table-cell>
          <table:covered-table-cell table:number-columns-repeated="2" table:style-name="ce5"/>
          <table:table-cell table:style-name="ce5"/>
          <table:table-cell table:style-name="ce3"/>
          <table:table-cell table:number-columns-repeated="1016"/>
        </table:table-row>
        <table:table-row table:style-name="ro5">
          <table:table-cell table:style-name="ce5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16:37:40</dc:date>
    <dc:creator>phuoc </dc:creator>
    <meta:editing-duration>PT2H14M16S</meta:editing-duration>
    <meta:editing-cycles>85</meta:editing-cycles>
    <meta:document-statistic meta:table-count="3" meta:cell-count="22" meta:object-count="0"/>
  </office:meta>
</office:document-meta>
</file>